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404cm" fo:margin-left="-0.199cm" fo:margin-top="0cm" fo:margin-bottom="0cm" table:align="left" style:writing-mode="lr-tb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7.6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none"/>
    </style:style>
    <style:style style:name="Table1.3" style:family="table-row">
      <style:table-row-properties style:min-row-height="4.36cm" fo:keep-together="auto"/>
    </style:style>
    <style:style style:name="P1" style:family="paragraph" style:parent-style-name="Standard">
      <style:text-properties fo:color="#000000" style:font-name="Verdana" fo:font-size="9pt" fo:background-color="#ffffff" style:font-size-asian="9pt" style:font-size-complex="9pt"/>
    </style:style>
    <style:style style:name="P2" style:family="paragraph" style:parent-style-name="Standard">
      <style:text-properties fo:color="#000000" style:font-name="Verdana" fo:font-size="9pt" fo:language="en" fo:country="US" fo:background-color="#ffffff" style:font-size-asian="9pt" style:font-size-complex="9pt"/>
    </style:style>
    <style:style style:name="P3" style:family="paragraph" style:parent-style-name="Standard">
      <style:text-properties fo:color="#000000" style:font-name="Verdana" fo:font-size="9pt" fo:language="en" fo:country="US" fo:font-weight="bold" fo:background-color="#ffffff" style:font-size-asian="9pt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000000" style:font-name="Verdana" fo:font-size="22pt" fo:language="en" fo:country="US" style:text-underline-style="solid" style:text-underline-width="auto" style:text-underline-color="font-color" fo:font-weight="bold" fo:background-color="#ffffff" style:font-size-asian="22pt" style:font-weight-asian="bold" style:font-size-complex="22pt"/>
    </style:style>
    <style:style style:name="P5" style:family="paragraph" style:parent-style-name="Standard">
      <style:text-properties style:font-name="Arial Black" fo:font-size="18pt" fo:language="en" fo:country="US" fo:font-style="italic" style:font-size-asian="18pt" style:font-style-asian="italic" style:font-size-complex="18pt" style:font-style-complex="italic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No_20_Spacing">
      <style:paragraph-properties fo:margin-top="0cm" fo:margin-bottom="0cm" loext:contextual-spacing="false" fo:line-height="100%"/>
    </style:style>
    <style:style style:name="P8" style:family="paragraph" style:parent-style-name="No_20_Spacing">
      <style:paragraph-properties fo:margin-top="0cm" fo:margin-bottom="0cm" loext:contextual-spacing="false" fo:line-height="100%"/>
      <style:text-properties fo:language="en" fo:country="US"/>
    </style:style>
    <style:style style:name="P9" style:family="paragraph" style:parent-style-name="No_20_Spacing">
      <style:paragraph-properties fo:margin-top="0cm" fo:margin-bottom="0cm" loext:contextual-spacing="false" fo:line-height="100%"/>
      <style:text-properties fo:language="en" fo:country="US" officeooo:paragraph-rsid="00285dbe"/>
    </style:style>
    <style:style style:name="P10" style:family="paragraph" style:parent-style-name="No_20_Spacing">
      <style:paragraph-properties fo:margin-top="0cm" fo:margin-bottom="0cm" loext:contextual-spacing="false" fo:line-height="100%"/>
      <style:text-properties fo:language="en" fo:country="US" officeooo:paragraph-rsid="002bff3e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fo:language="en" fo:country="US" officeooo:paragraph-rsid="002f0a00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36064" officeooo:paragraph-rsid="00236064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3f88e" officeooo:paragraph-rsid="0023f88e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275ea" officeooo:paragraph-rsid="002275ea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85dbe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7b229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e3560" officeooo:paragraph-rsid="002e3560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0a00" officeooo:paragraph-rsid="002f0a00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0a00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6131f" officeooo:paragraph-rsid="002f0a00"/>
    </style:style>
    <style:style style:name="P21" style:family="paragraph" style:parent-style-name="No_20_Spacing">
      <style:paragraph-properties fo:margin-top="0cm" fo:margin-bottom="0cm" loext:contextual-spacing="false" fo:line-height="100%"/>
      <style:text-properties fo:color="#000000" officeooo:rsid="002275ea" officeooo:paragraph-rsid="002275ea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color="#ff0000"/>
    </style:style>
    <style:style style:name="P23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2e3560" officeooo:paragraph-rsid="002e3560" style:font-size-asian="13pt" style:font-size-complex="13pt"/>
    </style:style>
    <style:style style:name="P24" style:family="paragraph" style:parent-style-name="No_20_Spacing">
      <style:paragraph-properties fo:margin-top="0cm" fo:margin-bottom="0cm" loext:contextual-spacing="false" fo:line-height="100%"/>
      <style:text-properties fo:color="#ff3333" fo:font-size="13pt" officeooo:rsid="002e3560" officeooo:paragraph-rsid="002e3560" style:font-size-asian="13pt" style:font-size-complex="13pt"/>
    </style:style>
    <style:style style:name="P25" style:family="paragraph" style:parent-style-name="No_20_Spacing">
      <style:paragraph-properties fo:margin-top="0cm" fo:margin-bottom="0cm" loext:contextual-spacing="false" fo:line-height="100%"/>
      <style:text-properties fo:color="#ff3333" fo:language="en" fo:country="US" officeooo:rsid="002f0a00" officeooo:paragraph-rsid="002f0a00"/>
    </style:style>
    <style:style style:name="P26" style:family="paragraph" style:parent-style-name="No_20_Spacing">
      <style:paragraph-properties fo:margin-top="0cm" fo:margin-bottom="0cm" loext:contextual-spacing="false" fo:line-height="100%"/>
      <style:text-properties officeooo:rsid="002e3560" officeooo:paragraph-rsid="002e3560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officeooo:rsid="002c1dff" officeooo:paragraph-rsid="002c1dff" style:font-weight-asian="bold"/>
    </style:style>
    <style:style style:name="P29" style:family="paragraph" style:parent-style-name="No_20_Spacing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fo:language="en" fo:country="US"/>
    </style:style>
    <style:style style:name="P30" style:family="paragraph" style:parent-style-name="Standard" style:master-page-name="Standard">
      <style:paragraph-properties style:page-number="auto"/>
      <style:text-properties fo:color="#000000" style:font-name="Verdana" fo:font-size="9pt" fo:background-color="#ffffff" style:font-size-asian="9pt" style:font-size-complex="9pt"/>
    </style:style>
    <style:style style:name="P31" style:family="paragraph" style:parent-style-name="Standard">
      <style:text-properties officeooo:paragraph-rsid="003f5915"/>
    </style:style>
    <style:style style:name="P32" style:family="paragraph" style:parent-style-name="Standard">
      <style:text-properties officeooo:paragraph-rsid="001d0109"/>
    </style:style>
    <style:style style:name="P33" style:family="paragraph" style:parent-style-name="Standard">
      <style:text-properties officeooo:paragraph-rsid="0040c848"/>
    </style:style>
    <style:style style:name="P34" style:family="paragraph" style:parent-style-name="No_20_Spacing">
      <style:paragraph-properties fo:margin-top="0cm" fo:margin-bottom="0cm" loext:contextual-spacing="false" fo:line-height="100%"/>
      <style:text-properties fo:color="#000000" officeooo:rsid="002275ea" officeooo:paragraph-rsid="002275ea"/>
    </style:style>
    <style:style style:name="P35" style:family="paragraph" style:parent-style-name="No_20_Spacing">
      <style:paragraph-properties fo:margin-top="0cm" fo:margin-bottom="0cm" loext:contextual-spacing="false" fo:line-height="100%"/>
      <style:text-properties fo:color="#000000" officeooo:rsid="003a66fd" officeooo:paragraph-rsid="003a66fd"/>
    </style:style>
    <style:style style:name="P36" style:family="paragraph" style:parent-style-name="No_20_Spacing">
      <style:paragraph-properties fo:margin-top="0cm" fo:margin-bottom="0cm" loext:contextual-spacing="false" fo:line-height="100%"/>
      <style:text-properties fo:color="#000000" officeooo:rsid="003c4d13" officeooo:paragraph-rsid="003c4d13"/>
    </style:style>
    <style:style style:name="P37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e3560" officeooo:paragraph-rsid="002e3560"/>
    </style:style>
    <style:style style:name="P38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3a66fd" officeooo:paragraph-rsid="003a66fd"/>
    </style:style>
    <style:style style:name="P39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3c4d13" officeooo:paragraph-rsid="003c4d13"/>
    </style:style>
    <style:style style:name="P40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1ffc"/>
    </style:style>
    <style:style style:name="P41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3f5915"/>
    </style:style>
    <style:style style:name="P42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officeooo:rsid="003d7ea3" officeooo:paragraph-rsid="003d7ea3" style:font-style-asian="italic"/>
    </style:style>
    <style:style style:name="P43" style:family="paragraph" style:parent-style-name="No_20_Spacing">
      <style:paragraph-properties fo:margin-top="0cm" fo:margin-bottom="0cm" loext:contextual-spacing="false" fo:line-height="100%"/>
      <style:text-properties officeooo:rsid="0043cbe0" officeooo:paragraph-rsid="0043cbe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0109"/>
    </style:style>
    <style:style style:name="T3" style:family="text">
      <style:text-properties fo:language="en" fo:country="US" officeooo:rsid="0026131f"/>
    </style:style>
    <style:style style:name="T4" style:family="text">
      <style:text-properties fo:language="en" fo:country="US" officeooo:rsid="003f5915"/>
    </style:style>
    <style:style style:name="T5" style:family="text">
      <style:text-properties fo:language="en" fo:country="US" officeooo:rsid="0040c848"/>
    </style:style>
    <style:style style:name="T6" style:family="text">
      <style:text-properties fo:color="#ff0000" fo:language="en" fo:country="US" fo:font-style="italic" style:font-style-asian="italic"/>
    </style:style>
    <style:style style:name="T7" style:family="text">
      <style:text-properties fo:color="#ff0000" fo:language="en" fo:country="US" fo:font-style="italic" officeooo:rsid="002113d0" style:font-style-asian="italic"/>
    </style:style>
    <style:style style:name="T8" style:family="text">
      <style:text-properties fo:color="#ff0000" fo:language="en" fo:country="US" fo:font-style="italic" officeooo:rsid="003d59dd" style:font-style-asian="italic"/>
    </style:style>
    <style:style style:name="T9" style:family="text">
      <style:text-properties officeooo:rsid="0027b229"/>
    </style:style>
    <style:style style:name="T10" style:family="text">
      <style:text-properties officeooo:rsid="00285dbe"/>
    </style:style>
    <style:style style:name="T11" style:family="text">
      <style:text-properties officeooo:rsid="002a136a"/>
    </style:style>
    <style:style style:name="T12" style:family="text">
      <style:text-properties officeooo:rsid="002f1ffc"/>
    </style:style>
    <style:style style:name="T13" style:family="text">
      <style:text-properties officeooo:rsid="002f9bb2"/>
    </style:style>
    <style:style style:name="T14" style:family="text">
      <style:text-properties officeooo:rsid="0030a75b"/>
    </style:style>
    <style:style style:name="T15" style:family="text">
      <style:text-properties officeooo:rsid="003844be"/>
    </style:style>
    <style:style style:name="T16" style:family="text">
      <style:text-properties officeooo:rsid="0039e20a"/>
    </style:style>
    <style:style style:name="T17" style:family="text">
      <style:text-properties officeooo:rsid="003a66fd"/>
    </style:style>
    <style:style style:name="T18" style:family="text">
      <style:text-properties officeooo:rsid="003f59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1"/>
      <text:p text:style-name="P4">MeteoStation - Documentation</text:p>
      <text:p text:style-name="P3"/>
      <text:p text:style-name="P5">RX MODULE</text:p>
      <text:p text:style-name="P3">Mikrokontroler:</text:p>
      <text:p text:style-name="P2">Stellaris® LM4F120H5QR </text:p>
      <text:p text:style-name="P2"/>
      <text:p text:style-name="P3">Datasheet:</text:p>
      <text:p text:style-name="P31">uC: <text:a xlink:type="simple" xlink:href="http://www.mouser.com/ds/2/405/lm4f120h5qr-124014.pdf" text:style-name="Internet_20_link" text:visited-style-name="Visited_20_Internet_20_Link"><text:span text:style-name="T18">http://www.mouser.com/ds/2/405/lm4f120h5qr-124014.pdf</text:span></text:a></text:p>
      <text:p text:style-name="P33"><text:span text:style-name="T1">devBoard: </text:span><text:a xlink:type="simple" xlink:href="http://www.ti.com/tool/ek-lm4f120xl" text:style-name="Internet_20_link" text:visited-style-name="Visited_20_Internet_20_Link"><text:span text:style-name="T5">http://www.ti.com/tool/ek-lm4f120xl</text:span></text:a></text:p>
      <text:p text:style-name="P32"><text:span text:style-name="T2">Nice Pinout of the devboard : </text:span><text:a xlink:type="simple" xlink:href="http://energia.nu/Guide_StellarisLaunchPad.html" text:style-name="Internet_20_link" text:visited-style-name="Visited_20_Internet_20_Link"><text:span text:style-name="T4">http://energia.nu/Guide_StellarisLaunchPad.html</text:span></text:a></text:p>
      <text:p text:style-name="P6">PINOUT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7">Device</text:p>
          </table:table-cell>
          <table:table-cell table:style-name="Table1.A1" office:value-type="string">
            <text:p text:style-name="P27">Device pins </text:p>
          </table:table-cell>
          <table:table-cell table:style-name="Table1.A1" office:value-type="string">
            <text:p text:style-name="P28">uC TI pins (PORT | PIN)</text:p>
          </table:table-cell>
        </table:table-row>
        <table:table-row table:style-name="Table1.1">
          <table:table-cell table:style-name="Table1.A1" office:value-type="string">
            <text:p text:style-name="P8">LCD SPFD5408</text:p>
          </table:table-cell>
          <table:table-cell table:style-name="Table1.A1" office:value-type="string">
            <text:p text:style-name="P8">CS</text:p>
            <text:p text:style-name="P8">RS</text:p>
            <text:p text:style-name="P8">WR</text:p>
            <text:p text:style-name="P8">RD</text:p>
            <text:p text:style-name="P8">DATA LINES:</text:p>
            <text:p text:style-name="P8">D15</text:p>
            <text:p text:style-name="P8">D14</text:p>
            <text:p text:style-name="P8">D13</text:p>
            <text:p text:style-name="P8">D12</text:p>
            <text:p text:style-name="P8">D11</text:p>
            <text:p text:style-name="P8">D10</text:p>
            <text:p text:style-name="P8">D9</text:p>
            <text:p text:style-name="P8">D8</text:p>
            <text:p text:style-name="P8">D7</text:p>
            <text:p text:style-name="P8">D6</text:p>
            <text:p text:style-name="P8">D5</text:p>
            <text:p text:style-name="P8">D4</text:p>
            <text:p text:style-name="P8">D3</text:p>
            <text:p text:style-name="P8">D2</text:p>
            <text:p text:style-name="P8">D1</text:p>
            <text:p text:style-name="P8">D0</text:p>
            <text:p text:style-name="P8"/>
            <text:p text:style-name="P8"/>
            <text:p text:style-name="P8">REST</text:p>
            <text:p text:style-name="P8">LED_A</text:p>
          </table:table-cell>
          <table:table-cell table:style-name="Table1.A1" office:value-type="string">
            <text:p text:style-name="P18">P<text:span text:style-name="T13">D</text:span>_<text:span text:style-name="T13">6 <text:s/></text:span></text:p>
            <text:p text:style-name="P18">PE_1</text:p>
            <text:p text:style-name="P18">PE_2</text:p>
            <text:p text:style-name="P18">PE_3</text:p>
            <text:p text:style-name="P8"/>
            <text:p text:style-name="P19">PC_7 <text:s/></text:p>
            <text:p text:style-name="P18">PC_6 <text:s/></text:p>
            <text:p text:style-name="P18">PC_5 <text:s/></text:p>
            <text:p text:style-name="P18">PC_4 <text:s/></text:p>
            <text:p text:style-name="P18">PD_3 <text:s/></text:p>
            <text:p text:style-name="P18">PD_2 <text:s/></text:p>
            <text:p text:style-name="P18">PD_1 <text:s/></text:p>
            <text:p text:style-name="P18">PD_0 <text:s/></text:p>
            <text:p text:style-name="P18">PB_7 <text:s/></text:p>
            <text:p text:style-name="P18">P<text:span text:style-name="T15">E</text:span>_<text:span text:style-name="T15">0</text:span> </text:p>
            <text:p text:style-name="P18">PB_5 <text:s/></text:p>
            <text:p text:style-name="P18">PB_4 <text:s/></text:p>
            <text:p text:style-name="P18">PB_3 <text:s/></text:p>
            <text:p text:style-name="P18">PB_2 <text:s/></text:p>
            <text:p text:style-name="P18">PB_1 <text:s/></text:p>
            <text:p text:style-name="P18">PB_0 <text:s/></text:p>
            <text:p text:style-name="P25"/>
            <text:p text:style-name="P18"/>
            <text:p text:style-name="P40">PF_4</text:p>
            <text:p text:style-name="P41">3.3V</text:p>
          </table:table-cell>
        </table:table-row>
        <text:soft-page-break/>
        <table:table-row table:style-name="Table1.3">
          <table:table-cell table:style-name="Table1.A1" office:value-type="string">
            <text:p text:style-name="P8">TOUCH CONTROLLER ADS7843</text:p>
            <text:p text:style-name="P42">SSI0</text:p>
          </table:table-cell>
          <table:table-cell table:style-name="Table1.A1" office:value-type="string">
            <text:p text:style-name="P8">INT_IRQ </text:p>
            <text:p text:style-name="P8"><text:span text:style-name="T12">T_</text:span>CS</text:p>
            <text:p text:style-name="P8"><text:span text:style-name="T9">T_</text:span>CLK</text:p>
            <text:p text:style-name="P15">T_DO </text:p>
            <text:p text:style-name="P16">T_DIN </text:p>
            <text:p text:style-name="P22">Można mi dodac ten PIN_BUSY jeszcze (jakaś <text:s/>PIO)</text:p>
          </table:table-cell>
          <table:table-cell table:style-name="Table1.A1" office:value-type="string">
            <text:p text:style-name="P17">P<text:span text:style-name="T16">F</text:span>_<text:span text:style-name="T16">1</text:span></text:p>
            <text:p text:style-name="P17">PA_3</text:p>
            <text:p text:style-name="P17">PA_2</text:p>
            <text:p text:style-name="P17">PA_4</text:p>
            <text:p text:style-name="P17">PA_5</text:p>
            <text:p text:style-name="P23">#SSI0</text:p>
          </table:table-cell>
        </table:table-row>
        <table:table-row table:style-name="Table1.1">
          <table:table-cell table:style-name="Table1.A1" office:value-type="string">
            <text:p text:style-name="P8">ESP8266</text:p>
            <text:p text:style-name="P7"><text:span text:style-name="T6">UART</text:span><text:span text:style-name="T8">5</text:span></text:p>
          </table:table-cell>
          <table:table-cell table:style-name="Table1.A1" office:value-type="string">
            <text:p text:style-name="P21">TX<text:span text:style-name="T17">D0</text:span></text:p>
            <text:p text:style-name="P21">RX<text:span text:style-name="T17">D0</text:span></text:p>
            <text:p text:style-name="P35">GPIO0</text:p>
            <text:p text:style-name="P35">GPIO2</text:p>
            <text:p text:style-name="P36">GPIO15</text:p>
            <text:p text:style-name="P35">EN </text:p>
            <text:p text:style-name="P35">RST</text:p>
          </table:table-cell>
          <table:table-cell table:style-name="Table1.A1" office:value-type="string">
            <text:p text:style-name="P17">PE_4 (RX)</text:p>
            <text:p text:style-name="P17">PE_5 (TX)</text:p>
            <text:p text:style-name="P38">3.3V (GND for flashing)</text:p>
            <text:p text:style-name="P38">3.3V</text:p>
            <text:p text:style-name="P39">GND</text:p>
            <text:p text:style-name="P38">10k resistor to 3.3V</text:p>
            <text:p text:style-name="P38">3.3V (GND to cause reset)</text:p>
            <text:p text:style-name="P23">#UART5</text:p>
          </table:table-cell>
        </table:table-row>
        <table:table-row table:style-name="Table1.1">
          <table:table-cell table:style-name="Table1.A1" office:value-type="string">
            <text:p text:style-name="P8">USB micro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6">Already on the board</text:p>
          </table:table-cell>
        </table:table-row>
        <table:table-row table:style-name="Table1.1">
          <table:table-cell table:style-name="Table1.A1" office:value-type="string">
            <text:p text:style-name="P7">I2C</text:p>
          </table:table-cell>
          <table:table-cell table:style-name="Table1.A1" office:value-type="string">
            <text:p text:style-name="P43">Future use</text:p>
          </table:table-cell>
          <table:table-cell table:style-name="Table1.A1" office:value-type="string">
            <text:p text:style-name="P26">PA_6 (SCL)</text:p>
            <text:p text:style-name="P26">PA_7 (SDA)</text:p>
            <text:p text:style-name="P24">#I2C1</text:p>
          </table:table-cell>
        </table:table-row>
        <table:table-row table:style-name="Table1.1">
          <table:table-cell table:style-name="Table1.A1" office:value-type="string">
            <text:p text:style-name="P7">SD Card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6">NOT NEEDED ?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io</meta:initial-creator>
    <meta:editing-cycles>52</meta:editing-cycles>
    <meta:creation-date>2014-03-27T22:10:00</meta:creation-date>
    <dc:date>2016-12-05T23:00:19.724000000</dc:date>
    <meta:editing-duration>P1DT21H36M24S</meta:editing-duration>
    <meta:generator>LibreOffice/5.0.4.2$Windows_X86_64 LibreOffice_project/2b9802c1994aa0b7dc6079e128979269cf95bc78</meta:generator>
    <meta:document-statistic meta:table-count="1" meta:image-count="0" meta:object-count="0" meta:page-count="2" meta:paragraph-count="98" meta:word-count="149" meta:character-count="867" meta:non-whitespace-character-count="7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